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harmaa2-subtitle">
      <style:graphic-properties draw:fill-color="#ffffff" fo:min-height="16.108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auto-grow-height="true" fo:min-height="1.704cm"/>
    </style:style>
    <style:style style:name="pr4" style:family="presentation" style:parent-style-name="harmaa2-outline1">
      <style:graphic-properties fo:min-height="13.609cm"/>
    </style:style>
    <style:style style:name="pr5" style:family="presentation" style:parent-style-name="harmaa2-title">
      <style:graphic-properties fo:min-height="1.453cm"/>
    </style:style>
    <style:style style:name="pr6" style:family="presentation" style:parent-style-name="harmaa2-outline1">
      <style:graphic-properties fo:min-height="15.702cm"/>
    </style:style>
    <style:style style:name="pr7" style:family="presentation" style:parent-style-name="harmaa2-outline1">
      <style:graphic-properties fo:min-height="16.243cm"/>
    </style:style>
    <style:style style:name="P1" style:family="paragraph">
      <style:text-properties fo:color="#ffffff" fo:font-family="'Bitstream Vera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Bitstream Vera Sans'" style:font-family-generic="swiss" style:font-pitch="variable" fo:font-size="24pt" style:font-size-asian="24pt" style:font-size-complex="24pt"/>
    </style:style>
    <style:style style:name="P4" style:family="paragraph">
      <style:paragraph-properties fo:text-align="center"/>
      <style:text-properties fo:color="#ffffff" fo:font-family="'Bitstream Vera Sans'" style:font-family-generic="swiss" style:font-pitch="variable" fo:font-size="28pt" style:font-size-asian="28pt" style:font-size-complex="28pt"/>
    </style:style>
    <style:style style:name="P5" style:family="paragraph">
      <style:text-properties fo:color="#ffffff" fo:font-family="'Bitstream Vera Sans'" style:font-family-generic="swiss" style:font-pitch="variable" fo:font-size="28pt" style:font-size-asian="28pt" style:font-size-complex="28pt"/>
    </style:style>
    <style:style style:name="P6" style:family="paragraph">
      <style:text-properties fo:color="#ffffff" fo:font-family="'Bitstream Vera Sans'" style:font-family-generic="swiss" style:font-pitch="variable" fo:font-size="24pt" style:font-size-asian="24pt" style:font-size-complex="24pt"/>
    </style:style>
    <style:style style:name="T1" style:family="text">
      <style:text-properties fo:color="#ffffff" fo:font-family="'Bitstream Vera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family="'Bitstream Vera Sans'" style:font-family-generic="swiss" style:font-pitch="variable"/>
    </style:style>
    <style:style style:name="T3" style:family="text">
      <style:text-properties fo:color="#ffd320"/>
    </style:style>
    <style:style style:name="T4" style:family="text">
      <style:text-properties fo:color="#000000" fo:font-family="'Bitstream Vera Sans'" style:font-family-generic="swiss" style:font-pitch="variable" fo:font-size="24pt" style:font-size-asian="24pt" style:font-size-complex="24pt"/>
    </style:style>
    <style:style style:name="T5" style:family="text">
      <style:text-properties fo:color="#ffffff" fo:font-family="'Bitstream Vera Sans'" style:font-family-generic="swiss" style:font-pitch="variable" fo:font-size="24pt" style:font-size-asian="24pt" style:font-size-complex="24pt"/>
    </style:style>
    <style:style style:name="T6" style:family="text">
      <style:text-properties fo:color="#ffb51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16.108cm" svg:x="1.4cm" svg:y="2.54cm" presentation:class="subtitle" presentation:user-transformed="true">
          <draw:text-box>
            <text:p><text:span text:style-name="T1">MyRDF</text:span></text:p>
            <text:p><text:span text:style-name="T2"/></text:p>
            <text:p><text:span text:style-name="T2">A RDF store for PostgreSQL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1.813cm" svg:x="1.4cm" svg:y="0.782cm" presentation:class="title">
          <draw:text-box>
            <text:p>What is it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datastore for W3C RDF data built on PostgreSQL RDBMS</text:p>
              </text:list-item>
              <text:list-item>
                <text:p>It tries to be small and practical, while conforming to RDF semantics</text:p>
              </text:list-item>
              <text:list-item>
                <text:p>It installs as a set of tables and functions in a PostgreSQL database schema. No extra libraries on the client are needed. </text:p>
              </text:list-item>
              <text:list-item>
                <text:p>NoSPARQL! (but it might get added lat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Featu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unctional SQL API for manipulating and querying RDF data</text:p>
              </text:list-item>
              <text:list-item>
                <text:p>Suport for languages and datatypes, per RDF</text:p>
              </text:list-item>
              <text:list-item>
                <text:p>Loading and unloading of models. Each RDF statement belongs to some model, typically the URL of the imported RDF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Us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tore ”metadata” for just about anything that has a URL</text:p>
              </text:list-item>
              <text:list-item>
                <text:p>Locally cache data from remote RDF databases for speed</text:p>
              </text:list-item>
              <text:list-item>
                <text:p>Use the power of Postgres for managing your RDF data</text:p>
              </text:list-item>
              <text:list-item>
                <text:p>Great for web serve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Cool featu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Quintuple store (subject,pedicate,object,context,model) </text:p>
              </text:list-item>
              <text:list-item>
                <text:p>Small and powerful. Implemented in PL/PgSQL and PL/Perl. Uses some standard Perl libraries.</text:p>
              </text:list-item>
              <text:list-item>
                <text:p>Can use Redland library for robust RDF parsing, so several RDF input formats are suppor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RDF concepts</text:p>
          </draw:text-box>
        </draw:frame>
        <draw:frame presentation:style-name="pr4" draw:layer="layout" svg:width="25.199cm" svg:height="15.354cm" svg:x="1.4cm" svg:y="4.914cm" presentation:class="outline" presentation:user-transformed="true">
          <draw:text-box>
            <text:list text:style-name="L2">
              <text:list-header>
                <text:p>RDF database is a set of <text:span text:style-name="T3">statements</text:span> about <text:span text:style-name="T3">resources</text:span>.</text:p>
                <text:p/>
                <text:p/>
                <text:p/>
                <text:p/>
                <text:p/>
              </text:list-header>
              <text:list-item>
                <text:p>A Resource is identified by <text:span text:style-name="T3">URL</text:span></text:p>
                <text:p/>
              </text:list-item>
            </text:list>
          </draw:text-box>
        </draw:frame>
        <draw:custom-shape draw:style-name="gr2" draw:text-style-name="P3" draw:layer="layout" svg:width="6.35cm" svg:height="2.54cm" svg:x="3.975cm" svg:y="8.926cm">
          <text:p text:style-name="P2"><text:span text:style-name="T4">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35cm" svg:height="2.54cm" svg:x="17.31cm" svg:y="8.926cm">
          <text:p text:style-name="P2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325cm" svg:y1="10.196cm" svg:x2="17.31cm" svg:y2="10.196cm">
          <text:p/>
        </draw:line>
        <draw:frame draw:style-name="gr4" draw:text-style-name="P5" draw:layer="layout" svg:width="4.858cm" svg:height="1.27cm" svg:x="11.43cm" svg:y="14.44cm">
          <draw:text-box>
            <text:p><text:span text:style-name="T5">statement</text:span></text:p>
          </draw:text-box>
        </draw:frame>
        <draw:frame draw:style-name="gr5" draw:text-style-name="P6" draw:layer="layout" svg:width="4.494cm" svg:height="1.237cm" svg:x="11.485cm" svg:y="8.926cm">
          <draw:text-box>
            <text:p><text:span text:style-name="T5">Predicate</text:span></text:p>
          </draw:text-box>
        </draw:frame>
        <draw:frame draw:style-name="gr4" draw:text-style-name="P5" draw:layer="layout" svg:width="4.198cm" svg:height="1.27cm" svg:x="5.08cm" svg:y="11.9cm">
          <draw:text-box>
            <text:p><text:span text:style-name="T5">resource</text:span></text:p>
          </draw:text-box>
        </draw:frame>
        <draw:frame draw:style-name="gr4" draw:text-style-name="P5" draw:layer="layout" svg:width="4.198cm" svg:height="1.27cm" svg:x="18.48cm" svg:y="11.9cm">
          <draw:text-box>
            <text:p><text:span text:style-name="T5">resourc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RDF concepts</text:p>
          </draw:text-box>
        </draw:frame>
        <draw:frame presentation:style-name="pr4" draw:layer="layout" svg:width="25.199cm" svg:height="14.354cm" svg:x="1.4cm" svg:y="4.914cm" presentation:class="outline" presentation:user-transformed="true">
          <draw:text-box>
            <text:list text:style-name="L2">
              <text:list-item>
                <text:p><text:span text:style-name="T6">URL</text:span> is primary key for everything</text:p>
              </text:list-item>
              <text:list-item>
                <text:p>Data as a graph of links</text:p>
                <text:p><text:span text:style-name="T7">M</text:span>={R,S}<text:line-break/>M <text:tab/>- model<text:line-break/>R<text:tab/><text:tab/>- resources<text:line-break/>S <text:tab/><text:tab/>- statements</text:p>
                <text:p/>
              </text:list-item>
              <text:list-item>
                <text:p>Can store ”anything” this way</text:p>
              </text:list-item>
              <text:list-item>
                <text:p>Good for Artificial Intelligence ☺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 presentation:user-transformed="true">
          <draw:text-box>
            <text:p>Resour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URLs or anonymous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 presentation:user-transformed="true">
          <draw:text-box>
            <text:p>Mode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odels are resources</text:p>
              </text:list-item>
              <text:list-item>
                <text:p>Models hold groups of statements and resources together</text:p>
              </text:list-item>
              <text:list-item>
                <text:p>Typically a file or URL where RDF was loaded from</text:p>
              </text:list-item>
              <text:list-item>
                <text:p>Can load and remove whole model as a single transaction</text:p>
              </text:list-item>
              <text:list-item>
                <text:p>Each database user is also a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Mode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ave read/write permissions stored as postgres acli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Propertie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Namespa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(name,url)<text:line-break/></text:p>
              </text:list-header>
              <text:list-item>
                <text:p>URL shortening service</text:p>
              </text:list-item>
              <text:list-item>
                <text:p>Allows everyone with URL to define a namespace</text:p>
              </text:list-item>
              <text:list-item>
                <text:p>Namespace names are local to a database</text:p>
              </text:list-item>
              <text:list-item>
                <text:p>Useful for partitio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State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ith objects or literals</text:p>
              </text:list-item>
              <text:list-item>
                <text:p>Literals can have optional datatype (x)or langu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Datatypes</text:p>
          </draw:text-box>
        </draw:frame>
        <draw:frame presentation:style-name="pr6" draw:layer="layout" svg:width="25.199cm" svg:height="16.145cm" svg:x="1.4cm" svg:y="3.81cm" presentation:class="outline" presentation:user-transformed="true">
          <draw:text-box>
            <text:list text:style-name="L2">
              <text:list-item>
                <text:p>Can be specified for statements with literals</text:p>
                <text:list>
                  <text:list-header>
                    <text:p>”Hello”^^xsd:normalizedString</text:p>
                  </text:list-header>
                </text:list>
              </text:list-item>
              <text:list-item>
                <text:p>Many already exist in <text:span text:style-name="T6">xsd</text:span> namespace</text:p>
                <text:list>
                  <text:list-header>
                    <text:p>xsd:string</text:p>
                    <text:p>xsd:decimal</text:p>
                    <text:p>xsd:dateTime</text:p>
                    <text:p>xsd:normalizedString</text:p>
                  </text:list-header>
                </text:list>
                <text:p><text:span text:style-name="T8"/></text:p>
                <text:p><text:span text:style-name="T8">Nor very useful right now. Might add constraint checking la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 presentation:user-transformed="true">
          <draw:text-box>
            <text:p>Partition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y namespace</text:p>
              </text:list-item>
              <text:list-item>
                <text:p>By model</text:p>
              </text:list-item>
              <text:list-item>
                <text:p>By subject</text:p>
              </text:list-item>
              <text:list-item>
                <text:p>By predicate</text:p>
              </text:list-item>
              <text:list-item>
                <text:p>By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Turtle not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Unified textual representation</text:p>
                <text:p/>
              </text:list-header>
              <text:list-item>
                <text:p>URL: &lt;http://www.w3c.org/&gt;</text:p>
              </text:list-item>
              <text:list-item>
                <text:p>Literal: ”Hello”</text:p>
              </text:list-item>
              <text:list-item>
                <text:p>Typed literal: ”Hello”^^xsd:string</text:p>
              </text:list-item>
              <text:list-item>
                <text:p>Language literal: ”Hello”@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Data manipula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dding statements</text:p>
                <text:list>
                  <text:list-header>
                    <text:p>assert()</text:p>
                  </text:list-header>
                </text:list>
              </text:list-item>
              <text:list-item>
                <text:p>Replacing statements</text:p>
                <text:list>
                  <text:list-header>
                    <text:p>replace()</text:p>
                  </text:list-header>
                </text:list>
              </text:list-item>
              <text:list-item>
                <text:p>Deleting statements</text:p>
                <text:list>
                  <text:list-header>
                    <text:p>retract()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Adding dat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oading a whole model</text:p>
                <text:p><text:span text:style-name="T8">SELECT rdf.model_load('http://....');</text:span></text:p>
                <text:p><text:span text:style-name="T8"/></text:p>
              </text:list-item>
              <text:list-item>
                <text:p>Individual statements</text:p>
                <text:p><text:span text:style-name="T8">SELECT rdf.assert(</text:span><text:span text:style-name="T8"><text:line-break/></text:span><text:span text:style-name="T8">rdf.resource('http://www.imdb.com/title/tt0088846/'),</text:span><text:span text:style-name="T8"><text:line-break/></text:span><text:span text:style-name="T8">rdf.predicate('dc:title'),</text:span><text:span text:style-name="T8"><text:line-break/></text:span><text:span text:style-name="T8">”Brazil”</text:span><text:span text:style-name="T8"><text:line-break/></text:span><text:span text:style-name="T8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Asserting statements</text:p>
          </draw:text-box>
        </draw:frame>
        <draw:frame presentation:style-name="pr4" draw:layer="layout" svg:width="25.199cm" svg:height="15.671cm" svg:x="1.4cm" svg:y="4.914cm" presentation:class="outline" presentation:user-transformed="true">
          <draw:text-box>
            <text:list text:style-name="L2">
              <text:list-item>
                <text:p>assert(turtle,turtle,turtle)<text:line-break/>specified in turtle notation</text:p>
              </text:list-item>
              <text:list-item>
                <text:p>assert(url,url,url)<text:line-break/>specified with 3 URLs</text:p>
              </text:list-item>
              <text:list-item>
                <text:p>assert(url,url,string,url)<text:line-break/>literal with datatype</text:p>
              </text:list-item>
              <text:list-item>
                <text:p>assert(url,url,string,lang)<text:line-break/>literal with languag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Asserting statements fast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ssert(nid,nid,nid)</text:p>
              </text:list-item>
              <text:list-item>
                <text:p>assert(nid,nid,string,url)</text:p>
              </text:list-item>
              <text:list-item>
                <text:p>assert(nid,nid,string,lang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 presentation:user-transformed="true">
          <draw:text-box>
            <text:p>Other vari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ssert_with_context</text:p>
                <text:p/>
              </text:list-item>
              <text:list-item>
                <text:p>assert_into_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Replacing state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eplace(turtle,turtle,turtle)</text:p>
              </text:list-item>
              <text:list-item>
                <text:p>replace(url,url,url)</text:p>
              </text:list-item>
              <text:list-item>
                <text:p>replace(url,url,string,url)</text:p>
              </text:list-item>
              <text:list-item>
                <text:p>replace(url,url,string,la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 presentation:user-transformed="true">
          <draw:text-box>
            <text:p>Removing state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etract(subject,predicate,object,.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Query scenario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all properties for one object (URL)</text:p>
              </text:list-item>
              <text:list-item>
                <text:p>Find values of a single property for many objects</text:p>
              </text:list-item>
              <text:list-item>
                <text:p>Find only certain properties for one object</text:p>
              </text:list-item>
              <text:list-item>
                <text:p>Find related objec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Query scenario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ind all child objects (like files in a folder, but for URLs)</text:p>
              </text:list-item>
              <text:list-item>
                <text:p>Allow limiting only to certain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Query function</text:p>
          </draw:text-box>
        </draw:frame>
        <draw:frame presentation:style-name="pr7" draw:layer="layout" svg:width="25.199cm" svg:height="16.321cm" svg:x="1.4cm" svg:y="3.175cm" presentation:class="outline" presentation:user-transformed="true">
          <draw:text-box>
            <text:list text:style-name="L2">
              <text:list-header>
                <text:p>FUNCTION query(</text:p>
                <text:list>
                  <text:list-header>
                    <text:p>subject,</text:p>
                    <text:p>predicate,</text:p>
                    <text:p>object,</text:p>
                    <text:p>model,</text:p>
                    <text:p>context</text:p>
                  </text:list-header>
                </text:list>
                <text:p>)</text:p>
                <text:p>RETURNS SETOF statement</text:p>
              </text:list-header>
              <text:list-item>
                <text:p>NULL arguments match all triples</text:p>
              </text:list-item>
              <text:list-item>
                <text:p>Smart, finds good query 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>
        <office:forms form:automatic-focus="false" form:apply-design-mode="false"/>
        <draw:frame presentation:style-name="pr5" draw:layer="layout" svg:width="25.199cm" svg:height="1.813cm" svg:x="1.4cm" svg:y="0.782cm" presentation:class="title">
          <draw:text-box>
            <text:p>Missing featur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o SPARQL</text:p>
                <text:p>This might get added later, possibly in a form of a compiler from SPARQL to PostgreSQL function.</text:p>
              </text:list-item>
              <text:list-item>
                <text:p>Type inference</text:p>
                <text:p>This is needed for really cool OO programming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solid" draw:fill-color="#333333" draw:fill-hatch-name="Black_20_0_20_Degrees" draw:fill-hatch-solid="false" draw:fill-image-name="Empty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Bitstream Vera Sans Mono'" style:font-family-generic="swiss" style:font-pitch="fixed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Bitstream Vera Sans'" style:font-family-generic="swiss" style:font-pitch="variable" fo:font-size="28pt" style:font-size-asian="28pt" style:font-size-complex="28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333333" draw:fill-hatch-name="Black_20_0_20_Degrees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1.703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4-07T04:18:07</meta:creation-date>
    <dc:language>fi-FI</dc:language>
    <meta:editing-cycles>29</meta:editing-cycles>
    <meta:editing-duration>PT143H18M11S</meta:editing-duration>
    <dc:date>2010-04-28T22:41:00</dc:date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Grey.otp"/>
  </office:meta>
</office:document-meta>
</file>